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4.755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3.411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3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35">
      <style:table-cell-properties fo:padding="0.071cm"/>
    </style:style>
  </office:automatic-styles>
  <office:body>
    <office:spreadsheet>
      <table:table table:name="An 7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Exportations/Importations</text:p>
          </table:table-cell>
          <table:table-cell table:style-name="ce1" office:value-type="string" calcext:value-type="string">
            <text:p>Pays d'origine</text:p>
          </table:table-cell>
          <table:table-cell table:style-name="ce1" office:value-type="string" calcext:value-type="string">
            <text:p>Familles de marchandises</text:p>
          </table:table-cell>
          <table:table-cell table:style-name="ce1" office:value-type="string" calcext:value-type="string">
            <text:p>Nom de la marchandise</text:p>
          </table:table-cell>
          <table:table-cell table:style-name="ce3"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mouton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51200" calcext:value-type="float">
            <text:p>651 2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5200" calcext:value-type="float">
            <text:p>125 2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47400" calcext:value-type="float">
            <text:p>147 4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16800" calcext:value-type="float">
            <text:p>1 016 8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04400" calcext:value-type="float">
            <text:p>604 4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79800" calcext:value-type="float">
            <text:p>3 079 8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4800" calcext:value-type="float">
            <text:p>44 8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165000" calcext:value-type="float">
            <text:p>1 165 0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05100" calcext:value-type="float">
            <text:p>1 205 1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250300" calcext:value-type="float">
            <text:p>250 3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836200" calcext:value-type="float">
            <text:p>1 836 2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689200" calcext:value-type="float">
            <text:p>10 689 2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10100" calcext:value-type="float">
            <text:p>110 1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200" calcext:value-type="float">
            <text:p>18 2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5900" calcext:value-type="float">
            <text:p>105 9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089900" calcext:value-type="float">
            <text:p>1 089 9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099000" calcext:value-type="float">
            <text:p>1 099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6500" calcext:value-type="float">
            <text:p>96 5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28000" calcext:value-type="float">
            <text:p>528 0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mouton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4800" calcext:value-type="float">
            <text:p>104 8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244500" calcext:value-type="float">
            <text:p>3 244 5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71200" calcext:value-type="float">
            <text:p>871 2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66200" calcext:value-type="float">
            <text:p>166 2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68000" calcext:value-type="float">
            <text:p>168 0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8600" calcext:value-type="float">
            <text:p>68 6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30300" calcext:value-type="float">
            <text:p>130 3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71700" calcext:value-type="float">
            <text:p>471 7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838400" calcext:value-type="float">
            <text:p>1 838 4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0528500" calcext:value-type="float">
            <text:p>10 528 5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085000" calcext:value-type="float">
            <text:p>19 085 0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25700" calcext:value-type="float">
            <text:p>325 7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53800" calcext:value-type="float">
            <text:p>153 8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3140500" calcext:value-type="float">
            <text:p>3 140 5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68100" calcext:value-type="float">
            <text:p>368 1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45800" calcext:value-type="float">
            <text:p>345 8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36300" calcext:value-type="float">
            <text:p>136 3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2000100" calcext:value-type="float">
            <text:p>2 000 1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888300" calcext:value-type="float">
            <text:p>2 888 3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38400" calcext:value-type="float">
            <text:p>238 4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309200" calcext:value-type="float">
            <text:p>2 309 2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61500" calcext:value-type="float">
            <text:p>61 5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10500" calcext:value-type="float">
            <text:p>210 5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9400" calcext:value-type="float">
            <text:p>29 4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60600" calcext:value-type="float">
            <text:p>260 6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26500" calcext:value-type="float">
            <text:p>1 026 5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326500" calcext:value-type="float">
            <text:p>1 326 5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91700" calcext:value-type="float">
            <text:p>391 7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92500" calcext:value-type="float">
            <text:p>292 5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996300" calcext:value-type="float">
            <text:p>996 3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31800" calcext:value-type="float">
            <text:p>231 8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22900" calcext:value-type="float">
            <text:p>222 9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25100" calcext:value-type="float">
            <text:p>125 1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728400" calcext:value-type="float">
            <text:p>2 728 4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83900" calcext:value-type="float">
            <text:p>283 9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261900" calcext:value-type="float">
            <text:p>261 9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65000" calcext:value-type="float">
            <text:p>165 0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moutons</text:p>
          </table:table-cell>
          <table:table-cell office:value-type="float" office:value="41500" calcext:value-type="float">
            <text:p>41 5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1300" calcext:value-type="float">
            <text:p>121 3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6300" calcext:value-type="float">
            <text:p>36 3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82600" calcext:value-type="float">
            <text:p>82 6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6200" calcext:value-type="float">
            <text:p>106 2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07200" calcext:value-type="float">
            <text:p>907 2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25500" calcext:value-type="float">
            <text:p>125 5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83400" calcext:value-type="float">
            <text:p>183 4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21800" calcext:value-type="float">
            <text:p>221 8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613000" calcext:value-type="float">
            <text:p>6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47400" calcext:value-type="float">
            <text:p>147 4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900" calcext:value-type="float">
            <text:p>50 9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30300" calcext:value-type="float">
            <text:p>30 3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600" calcext:value-type="float">
            <text:p>5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70700" calcext:value-type="float">
            <text:p>270 7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44500" calcext:value-type="float">
            <text:p>44 5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98800" calcext:value-type="float">
            <text:p>98 8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moutons</text:p>
          </table:table-cell>
          <table:table-cell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162200" calcext:value-type="float">
            <text:p>1 162 2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8200" calcext:value-type="float">
            <text:p>78 2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13900" calcext:value-type="float">
            <text:p>113 9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8500" calcext:value-type="float">
            <text:p>88 5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63200" calcext:value-type="float">
            <text:p>63 2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200" calcext:value-type="float">
            <text:p>30 2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92600" calcext:value-type="float">
            <text:p>2 292 6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900" calcext:value-type="float">
            <text:p>20 9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42100" calcext:value-type="float">
            <text:p>242 1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28100" calcext:value-type="float">
            <text:p>128 1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9100" calcext:value-type="float">
            <text:p>169 1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46900" calcext:value-type="float">
            <text:p>46 9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4300" calcext:value-type="float">
            <text:p>64 3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3400" calcext:value-type="float">
            <text:p>23 4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80000" calcext:value-type="float">
            <text:p>180 0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8100" calcext:value-type="float">
            <text:p>48 1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30700" calcext:value-type="float">
            <text:p>430 7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0600" calcext:value-type="float">
            <text:p>70 6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17400" calcext:value-type="float">
            <text:p>17 4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02800" calcext:value-type="float">
            <text:p>102 8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10100" calcext:value-type="float">
            <text:p>1 5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03900" calcext:value-type="float">
            <text:p>103 9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77100" calcext:value-type="float">
            <text:p>77 1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34300" calcext:value-type="float">
            <text:p>234 3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4300" calcext:value-type="float">
            <text:p>204 3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77400" calcext:value-type="float">
            <text:p>377 4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886400" calcext:value-type="float">
            <text:p>1 886 4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96900" calcext:value-type="float">
            <text:p>96 9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7400" calcext:value-type="float">
            <text:p>47 4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2200" calcext:value-type="float">
            <text:p>52 2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92700" calcext:value-type="float">
            <text:p>492 7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48800" calcext:value-type="float">
            <text:p>348 8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55600" calcext:value-type="float">
            <text:p>355 6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76300" calcext:value-type="float">
            <text:p>376 3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35500" calcext:value-type="float">
            <text:p>135 5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5400" calcext:value-type="float">
            <text:p>35 4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0400" calcext:value-type="float">
            <text:p>10 4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28200" calcext:value-type="float">
            <text:p>28 2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33600" calcext:value-type="float">
            <text:p>433 6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9500" calcext:value-type="float">
            <text:p>39 5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27900" calcext:value-type="float">
            <text:p>827 9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22200" calcext:value-type="float">
            <text:p>522 2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3600" calcext:value-type="float">
            <text:p>73 6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22800" calcext:value-type="float">
            <text:p>122 8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349900" calcext:value-type="float">
            <text:p>349 9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07200" calcext:value-type="float">
            <text:p>807 2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26800" calcext:value-type="float">
            <text:p>126 8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81500" calcext:value-type="float">
            <text:p>81 5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8800" calcext:value-type="float">
            <text:p>58 8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62000" calcext:value-type="float">
            <text:p>362 0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359800" calcext:value-type="float">
            <text:p>359 8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069700" calcext:value-type="float">
            <text:p>2 069 7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38400" calcext:value-type="float">
            <text:p>138 4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42400" calcext:value-type="float">
            <text:p>142 4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381700" calcext:value-type="float">
            <text:p>381 7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100" calcext:value-type="float">
            <text:p>13 1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210900" calcext:value-type="float">
            <text:p>1 210 9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1800" calcext:value-type="float">
            <text:p>71 8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3300" calcext:value-type="float">
            <text:p>153 3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93100" calcext:value-type="float">
            <text:p>93 1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3300" calcext:value-type="float">
            <text:p>33 3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74800" calcext:value-type="float">
            <text:p>1 174 8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015100" calcext:value-type="float">
            <text:p>1 015 1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41100" calcext:value-type="float">
            <text:p>41 1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585900" calcext:value-type="float">
            <text:p>1 585 9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porcs moutons</text:p>
          </table:table-cell>
          <table:table-cell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4100" calcext:value-type="float">
            <text:p>14 1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0600" calcext:value-type="float">
            <text:p>30 6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5900" calcext:value-type="float">
            <text:p>25 9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2500" calcext:value-type="float">
            <text:p>42 5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201200" calcext:value-type="float">
            <text:p>1 201 2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1100" calcext:value-type="float">
            <text:p>91 1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710500" calcext:value-type="float">
            <text:p>1 710 5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2100" calcext:value-type="float">
            <text:p>42 1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20700" calcext:value-type="float">
            <text:p>120 7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7400" calcext:value-type="float">
            <text:p>47 4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3000" calcext:value-type="float">
            <text:p>83 0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51700" calcext:value-type="float">
            <text:p>251 7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259000" calcext:value-type="float">
            <text:p>1 2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8400" calcext:value-type="float">
            <text:p>108 4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75400" calcext:value-type="float">
            <text:p>375 4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300" calcext:value-type="float">
            <text:p>21 3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2200" calcext:value-type="float">
            <text:p>22 2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43100" calcext:value-type="float">
            <text:p>643 1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98000" calcext:value-type="float">
            <text:p>598 0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4600" calcext:value-type="float">
            <text:p>54 6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1800" calcext:value-type="float">
            <text:p>81 8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3400" calcext:value-type="float">
            <text:p>163 4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499000" calcext:value-type="float">
            <text:p>4 499 0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76500" calcext:value-type="float">
            <text:p>176 5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322100" calcext:value-type="float">
            <text:p>322 1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9800" calcext:value-type="float">
            <text:p>39 8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6200" calcext:value-type="float">
            <text:p>126 2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376300" calcext:value-type="float">
            <text:p>1 376 3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69000" calcext:value-type="float">
            <text:p>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569000" calcext:value-type="float">
            <text:p>56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713600" calcext:value-type="float">
            <text:p>2 713 6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77400" calcext:value-type="float">
            <text:p>377 4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46700" calcext:value-type="float">
            <text:p>146 7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89100" calcext:value-type="float">
            <text:p>89 1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200" calcext:value-type="float">
            <text:p>84 2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78600" calcext:value-type="float">
            <text:p>978 6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9774700" calcext:value-type="float">
            <text:p>9 774 7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46700" calcext:value-type="float">
            <text:p>46 7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33800" calcext:value-type="float">
            <text:p>33 8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76500" calcext:value-type="float">
            <text:p>776 5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5500" calcext:value-type="float">
            <text:p>85 5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03500" calcext:value-type="float">
            <text:p>203 5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19400" calcext:value-type="float">
            <text:p>219 4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4900" calcext:value-type="float">
            <text:p>64 9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35900" calcext:value-type="float">
            <text:p>535 9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89400" calcext:value-type="float">
            <text:p>89 4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41000" calcext:value-type="float">
            <text:p>141 0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51600" calcext:value-type="float">
            <text:p>451 6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12500" calcext:value-type="float">
            <text:p>212 5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18200" calcext:value-type="float">
            <text:p>718 2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5842300" calcext:value-type="float">
            <text:p>5 842 3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222600" calcext:value-type="float">
            <text:p>10 222 6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317000" calcext:value-type="float">
            <text:p>1 317 0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210000" calcext:value-type="float">
            <text:p>2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 </text:p>
          </table:table-cell>
          <table:table-cell office:value-type="float" office:value="1194400" calcext:value-type="float">
            <text:p>1 194 4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74900" calcext:value-type="float">
            <text:p>74 9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2600" calcext:value-type="float">
            <text:p>22 6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071900" calcext:value-type="float">
            <text:p>4 071 9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265400" calcext:value-type="float">
            <text:p>265 4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n</text:p>
          </table:table-cell>
          <table:table-cell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5200" calcext:value-type="float">
            <text:p>95 2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431200" calcext:value-type="float">
            <text:p>431 2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99600" calcext:value-type="float">
            <text:p>99 6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67600" calcext:value-type="float">
            <text:p>67 6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87000" calcext:value-type="float">
            <text:p>87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78300" calcext:value-type="float">
            <text:p>78 3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827300" calcext:value-type="float">
            <text:p>2 827 3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3000" calcext:value-type="float">
            <text:p>53 0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 et goudron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908600" calcext:value-type="float">
            <text:p>1 908 6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275000" calcext:value-type="float">
            <text:p>3 275 0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08900" calcext:value-type="float">
            <text:p>108 9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7900" calcext:value-type="float">
            <text:p>57 9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95300" calcext:value-type="float">
            <text:p>95 3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76200" calcext:value-type="float">
            <text:p>376 2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7600" calcext:value-type="float">
            <text:p>17 6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93000" calcext:value-type="float">
            <text:p>69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48200" calcext:value-type="float">
            <text:p>148 2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438100" calcext:value-type="float">
            <text:p>438 1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e jonc</text:p>
          </table:table-cell>
          <table:table-cell office:value-type="float" office:value="171600" calcext:value-type="float">
            <text:p>171 6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43500" calcext:value-type="float">
            <text:p>43 5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48600" calcext:value-type="float">
            <text:p>48 6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5400" calcext:value-type="float">
            <text:p>75 4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87100" calcext:value-type="float">
            <text:p>4 087 1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77000" calcext:value-type="float">
            <text:p>77 0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2300" calcext:value-type="float">
            <text:p>92 3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85900" calcext:value-type="float">
            <text:p>85 9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584000" calcext:value-type="float">
            <text:p>584 0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804900" calcext:value-type="float">
            <text:p>804 9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91600" calcext:value-type="float">
            <text:p>791 6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6700" calcext:value-type="float">
            <text:p>96 7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81100" calcext:value-type="float">
            <text:p>81 1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265000" calcext:value-type="float">
            <text:p>265 0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91800" calcext:value-type="float">
            <text:p>91 8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13500" calcext:value-type="float">
            <text:p>213 5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042200" calcext:value-type="float">
            <text:p>2 042 2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59900" calcext:value-type="float">
            <text:p>259 9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02000" calcext:value-type="float">
            <text:p>40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89900" calcext:value-type="float">
            <text:p>89 9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04300" calcext:value-type="float">
            <text:p>304 3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348900" calcext:value-type="float">
            <text:p>1 348 9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15900" calcext:value-type="float">
            <text:p>215 9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67500" calcext:value-type="float">
            <text:p>67 5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3400" calcext:value-type="float">
            <text:p>53 4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69700" calcext:value-type="float">
            <text:p>69 7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7900" calcext:value-type="float">
            <text:p>27 9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13100" calcext:value-type="float">
            <text:p>113 1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38900" calcext:value-type="float">
            <text:p>338 9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4300" calcext:value-type="float">
            <text:p>54 3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76200" calcext:value-type="float">
            <text:p>76 2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124500" calcext:value-type="float">
            <text:p>124 5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9300" calcext:value-type="float">
            <text:p>49 3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20300" calcext:value-type="float">
            <text:p>320 3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3200" calcext:value-type="float">
            <text:p>23 2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86000" calcext:value-type="float">
            <text:p>86 0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4200" calcext:value-type="float">
            <text:p>44 2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43300" calcext:value-type="float">
            <text:p>143 3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2028500" calcext:value-type="float">
            <text:p>2 028 5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8900" calcext:value-type="float">
            <text:p>48 9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48700" calcext:value-type="float">
            <text:p>48 7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269900" calcext:value-type="float">
            <text:p>269 9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23700" calcext:value-type="float">
            <text:p>123 7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21700" calcext:value-type="float">
            <text:p>221 7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Tournesol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83500" calcext:value-type="float">
            <text:p>283 5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20600" calcext:value-type="float">
            <text:p>220 6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83200" calcext:value-type="float">
            <text:p>183 2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774700" calcext:value-type="float">
            <text:p>774 7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05300" calcext:value-type="float">
            <text:p>105 3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00000" calcext:value-type="float">
            <text:p>100 0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534700" calcext:value-type="float">
            <text:p>2 534 7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03400" calcext:value-type="float">
            <text:p>303 4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871100" calcext:value-type="float">
            <text:p>3 871 1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12500" calcext:value-type="float">
            <text:p>312 5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fil et coton</text:p>
          </table:table-cell>
          <table:table-cell office:value-type="float" office:value="112800" calcext:value-type="float">
            <text:p>112 8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84500" calcext:value-type="float">
            <text:p>384 5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403100" calcext:value-type="float">
            <text:p>1 403 1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4000" calcext:value-type="float">
            <text:p>34 0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704200" calcext:value-type="float">
            <text:p>704 2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85300" calcext:value-type="float">
            <text:p>85 3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03400" calcext:value-type="float">
            <text:p>103 4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14100" calcext:value-type="float">
            <text:p>114 1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33700" calcext:value-type="float">
            <text:p>33 7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5100" calcext:value-type="float">
            <text:p>35 1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4800" calcext:value-type="float">
            <text:p>24 8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43100" calcext:value-type="float">
            <text:p>143 1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80800" calcext:value-type="float">
            <text:p>480 8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mes de guerre</text:p>
          </table:table-cell>
          <table:table-cell office:value-type="float" office:value="325700" calcext:value-type="float">
            <text:p>325 7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office:value-type="float" office:value="358300" calcext:value-type="float">
            <text:p>358 3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85500" calcext:value-type="float">
            <text:p>585 5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5100" calcext:value-type="float">
            <text:p>45 1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7900" calcext:value-type="float">
            <text:p>207 9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250600" calcext:value-type="float">
            <text:p>250 6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6300" calcext:value-type="float">
            <text:p>106 3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7900" calcext:value-type="float">
            <text:p>67 9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54800" calcext:value-type="float">
            <text:p>54 8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158400" calcext:value-type="float">
            <text:p>1 158 4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4850900" calcext:value-type="float">
            <text:p>4 850 9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71500" calcext:value-type="float">
            <text:p>71 5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150900" calcext:value-type="float">
            <text:p>2 150 9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2800" calcext:value-type="float">
            <text:p>12 8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553300" calcext:value-type="float">
            <text:p>553 3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7100" calcext:value-type="float">
            <text:p>17 1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284600" calcext:value-type="float">
            <text:p>284 6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28000" calcext:value-type="float">
            <text:p>128 0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3500" calcext:value-type="float">
            <text:p>13 5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0200" calcext:value-type="float">
            <text:p>100 2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947800" calcext:value-type="float">
            <text:p>947 8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55900" calcext:value-type="float">
            <text:p>155 9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315200" calcext:value-type="float">
            <text:p>315 2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6900" calcext:value-type="float">
            <text:p>76 9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9900" calcext:value-type="float">
            <text:p>39 9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25100" calcext:value-type="float">
            <text:p>25 1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39600" calcext:value-type="float">
            <text:p>39 6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40800" calcext:value-type="float">
            <text:p>240 8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87700" calcext:value-type="float">
            <text:p>187 7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7700" calcext:value-type="float">
            <text:p>17 7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0800" calcext:value-type="float">
            <text:p>80 8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58100" calcext:value-type="float">
            <text:p>58 1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02500" calcext:value-type="float">
            <text:p>402 5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fil et coton</text:p>
          </table:table-cell>
          <table:table-cell office:value-type="float" office:value="605200" calcext:value-type="float">
            <text:p>605 2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zur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8500" calcext:value-type="float">
            <text:p>78 5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1100" calcext:value-type="float">
            <text:p>91 1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99000" calcext:value-type="float">
            <text:p>99 0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uperoses et vermillon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526800" calcext:value-type="float">
            <text:p>526 8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29800" calcext:value-type="float">
            <text:p>229 8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97600" calcext:value-type="float">
            <text:p>197 6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4300" calcext:value-type="float">
            <text:p>54 3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46700" calcext:value-type="float">
            <text:p>46 7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10200" calcext:value-type="float">
            <text:p>110 2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2800" calcext:value-type="float">
            <text:p>52 8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ts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4200" calcext:value-type="float">
            <text:p>24 2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23300" calcext:value-type="float">
            <text:p>123 3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3200" calcext:value-type="float">
            <text:p>73 2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70500" calcext:value-type="float">
            <text:p>70 5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Rocou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9200" calcext:value-type="float">
            <text:p>29 2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288600" calcext:value-type="float">
            <text:p>288 6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17800" calcext:value-type="float">
            <text:p>117 8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0500" calcext:value-type="float">
            <text:p>60 5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32700" calcext:value-type="float">
            <text:p>32 7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1729800" calcext:value-type="float">
            <text:p>1 729 8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9600" calcext:value-type="float">
            <text:p>49 6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4800" calcext:value-type="float">
            <text:p>14 8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63100" calcext:value-type="float">
            <text:p>63 1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10700" calcext:value-type="float">
            <text:p>110 7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2200" calcext:value-type="float">
            <text:p>262 2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Indigo</text:p>
          </table:table-cell>
          <table:table-cell office:value-type="float" office:value="1533300" calcext:value-type="float">
            <text:p>1 533 3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700" calcext:value-type="float">
            <text:p>4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un</text:p>
          </table:table-cell>
          <table:table-cell office:value-type="float" office:value="36500" calcext:value-type="float">
            <text:p>36 5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0000" calcext:value-type="float">
            <text:p>70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9100" calcext:value-type="float">
            <text:p>49 1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ite des 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4200" calcext:value-type="float">
            <text:p>64 2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80500" calcext:value-type="float">
            <text:p>80 5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105600" calcext:value-type="float">
            <text:p>105 6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55800" calcext:value-type="float">
            <text:p>55 8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58200" calcext:value-type="float">
            <text:p>58 2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9100" calcext:value-type="float">
            <text:p>19 1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8200" calcext:value-type="float">
            <text:p>28 2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103800" calcext:value-type="float">
            <text:p>1 103 8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3998400" calcext:value-type="float">
            <text:p>3 998 4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469300" calcext:value-type="float">
            <text:p>469 3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44000" calcext:value-type="float">
            <text:p>344 0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625500" calcext:value-type="float">
            <text:p>625 5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31900" calcext:value-type="float">
            <text:p>131 9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2300" calcext:value-type="float">
            <text:p>82 3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55300" calcext:value-type="float">
            <text:p>55 3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s et lingerie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24900" calcext:value-type="float">
            <text:p>224 9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mes de guerre</text:p>
          </table:table-cell>
          <table:table-cell office:value-type="float" office:value="1343300" calcext:value-type="float">
            <text:p>1 343 3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4200" calcext:value-type="float">
            <text:p>44 2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644600" calcext:value-type="float">
            <text:p>644 6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4500" calcext:value-type="float">
            <text:p>24 5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4000" calcext:value-type="float">
            <text:p>104 0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5800" calcext:value-type="float">
            <text:p>65 8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31482600" calcext:value-type="float">
            <text:p>31 482 6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400" calcext:value-type="float">
            <text:p>50 4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45300" calcext:value-type="float">
            <text:p>45 3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6600" calcext:value-type="float">
            <text:p>66 6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6900" calcext:value-type="float">
            <text:p>56 9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3300" calcext:value-type="float">
            <text:p>33 3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67100" calcext:value-type="float">
            <text:p>167 1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33800" calcext:value-type="float">
            <text:p>233 8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4700" calcext:value-type="float">
            <text:p>44 7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53100" calcext:value-type="float">
            <text:p>253 1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367900" calcext:value-type="float">
            <text:p>367 9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16700" calcext:value-type="float">
            <text:p>116 7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26900" calcext:value-type="float">
            <text:p>126 9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9300" calcext:value-type="float">
            <text:p>79 3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07800" calcext:value-type="float">
            <text:p>107 8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9200" calcext:value-type="float">
            <text:p>39 2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49600" calcext:value-type="float">
            <text:p>49 6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46000" calcext:value-type="float">
            <text:p>14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853900" calcext:value-type="float">
            <text:p>1 853 9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2600" calcext:value-type="float">
            <text:p>62 6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35400" calcext:value-type="float">
            <text:p>35 4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83800" calcext:value-type="float">
            <text:p>83 8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7400" calcext:value-type="float">
            <text:p>67 4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638300" calcext:value-type="float">
            <text:p>1 638 3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7600" calcext:value-type="float">
            <text:p>107 6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02700" calcext:value-type="float">
            <text:p>102 7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2500" calcext:value-type="float">
            <text:p>72 5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57600" calcext:value-type="float">
            <text:p>57 6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15100" calcext:value-type="float">
            <text:p>115 1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2500" calcext:value-type="float">
            <text:p>32 5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78500" calcext:value-type="float">
            <text:p>178 5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46600" calcext:value-type="float">
            <text:p>46 6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81000" calcext:value-type="float">
            <text:p>181 0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61200" calcext:value-type="float">
            <text:p>161 2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7800" calcext:value-type="float">
            <text:p>37 8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800" calcext:value-type="float">
            <text:p>18 8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960400" calcext:value-type="float">
            <text:p>960 4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. chacun</text:p>
          </table:table-cell>
          <table:table-cell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31400" calcext:value-type="float">
            <text:p>31 4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68200" calcext:value-type="float">
            <text:p>68 2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8800" calcext:value-type="float">
            <text:p>108 8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05300" calcext:value-type="float">
            <text:p>205 3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60400" calcext:value-type="float">
            <text:p>1 360 4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842186" calcext:value-type="float">
            <text:p>842 186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56393" calcext:value-type="float">
            <text:p>56 393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240" calcext:value-type="float">
            <text:p>1 24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26349" calcext:value-type="float">
            <text:p>126 349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7129000" calcext:value-type="float">
            <text:p>7 129 0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91434" calcext:value-type="float">
            <text:p>91 434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890118" calcext:value-type="float">
            <text:p>890 118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0236" calcext:value-type="float">
            <text:p>240 236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07637" calcext:value-type="float">
            <text:p>107 637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1957" calcext:value-type="float">
            <text:p>11 957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1515" calcext:value-type="float">
            <text:p>91 515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7384" calcext:value-type="float">
            <text:p>137 384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89" calcext:value-type="float">
            <text:p>289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44233" calcext:value-type="float">
            <text:p>44 233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34252" calcext:value-type="float">
            <text:p>234 252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4415" calcext:value-type="float">
            <text:p>4 415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55667" calcext:value-type="float">
            <text:p>55 667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072" calcext:value-type="float">
            <text:p>1 072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8440" calcext:value-type="float">
            <text:p>28 44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684" calcext:value-type="float">
            <text:p>2 684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147" calcext:value-type="float">
            <text:p>1 147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941100" calcext:value-type="float">
            <text:p>941 1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092" calcext:value-type="float">
            <text:p>3 092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62300" calcext:value-type="float">
            <text:p>662 3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96943" calcext:value-type="float">
            <text:p>296 943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916418" calcext:value-type="float">
            <text:p>916 418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9770" calcext:value-type="float">
            <text:p>59 77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381400" calcext:value-type="float">
            <text:p>1 381 4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819400" calcext:value-type="float">
            <text:p>819 4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03673" calcext:value-type="float">
            <text:p>103 673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53470" calcext:value-type="float">
            <text:p>53 47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40660" calcext:value-type="float">
            <text:p>240 66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2271" calcext:value-type="float">
            <text:p>132 271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517752" calcext:value-type="float">
            <text:p>1 517 752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857700" calcext:value-type="float">
            <text:p>857 7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302" calcext:value-type="float">
            <text:p>2 302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3437" calcext:value-type="float">
            <text:p>3 437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5630" calcext:value-type="float">
            <text:p>65 63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7496" calcext:value-type="float">
            <text:p>107 496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7530" calcext:value-type="float">
            <text:p>7 53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98956" calcext:value-type="float">
            <text:p>598 956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6244" calcext:value-type="float">
            <text:p>156 244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9459" calcext:value-type="float">
            <text:p>9 459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5200" calcext:value-type="float">
            <text:p>25 2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795" calcext:value-type="float">
            <text:p>8 795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4558" calcext:value-type="float">
            <text:p>64 558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0802" calcext:value-type="float">
            <text:p>80 802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31776" calcext:value-type="float">
            <text:p>431 776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31" calcext:value-type="float">
            <text:p>431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8255" calcext:value-type="float">
            <text:p>8 255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579830" calcext:value-type="float">
            <text:p>579 83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5567830" calcext:value-type="float">
            <text:p>5 567 83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363" calcext:value-type="float">
            <text:p>26 363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9411" calcext:value-type="float">
            <text:p>9 411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1781" calcext:value-type="float">
            <text:p>11 781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67275" calcext:value-type="float">
            <text:p>167 275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953" calcext:value-type="float">
            <text:p>8 953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2398" calcext:value-type="float">
            <text:p>42 398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66700" calcext:value-type="float">
            <text:p>66 7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5156" calcext:value-type="float">
            <text:p>205 156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8064" calcext:value-type="float">
            <text:p>8 064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61048" calcext:value-type="float">
            <text:p>61 048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195" calcext:value-type="float">
            <text:p>1 195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471618" calcext:value-type="float">
            <text:p>471 618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6447" calcext:value-type="float">
            <text:p>26 447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1800" calcext:value-type="float">
            <text:p>51 8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4952" calcext:value-type="float">
            <text:p>14 952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3110" calcext:value-type="float">
            <text:p>103 11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28481" calcext:value-type="float">
            <text:p>28 481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70118" calcext:value-type="float">
            <text:p>470 118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950" calcext:value-type="float">
            <text:p>12 95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44171" calcext:value-type="float">
            <text:p>344 171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7280" calcext:value-type="float">
            <text:p>17 28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05532" calcext:value-type="float">
            <text:p>505 532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923951" calcext:value-type="float">
            <text:p>923 951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9008" calcext:value-type="float">
            <text:p>19 008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7245" calcext:value-type="float">
            <text:p>47 245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23920" calcext:value-type="float">
            <text:p>423 92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964287" calcext:value-type="float">
            <text:p>964 287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54335" calcext:value-type="float">
            <text:p>354 335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25684" calcext:value-type="float">
            <text:p>625 684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736920" calcext:value-type="float">
            <text:p>736 92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9116" calcext:value-type="float">
            <text:p>79 116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8191" calcext:value-type="float">
            <text:p>48 191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85580" calcext:value-type="float">
            <text:p>985 58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42956" calcext:value-type="float">
            <text:p>742 956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6191620" calcext:value-type="float">
            <text:p>6 191 62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57281" calcext:value-type="float">
            <text:p>157 281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208" calcext:value-type="float">
            <text:p>6 208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36975" calcext:value-type="float">
            <text:p>36 975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246" calcext:value-type="float">
            <text:p>2 246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9331" calcext:value-type="float">
            <text:p>39 331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81682" calcext:value-type="float">
            <text:p>81 682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022" calcext:value-type="float">
            <text:p>1 022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90625" calcext:value-type="float">
            <text:p>390 625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218036" calcext:value-type="float">
            <text:p>218 036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259" calcext:value-type="float">
            <text:p>9 259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14954" calcext:value-type="float">
            <text:p>114 954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83765" calcext:value-type="float">
            <text:p>83 765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97" calcext:value-type="float">
            <text:p>97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79" calcext:value-type="float">
            <text:p>579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83" calcext:value-type="float">
            <text:p>183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5676" calcext:value-type="float">
            <text:p>15 676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423" calcext:value-type="float">
            <text:p>3 423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940" calcext:value-type="float">
            <text:p>6 94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1697" calcext:value-type="float">
            <text:p>1 697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62257" calcext:value-type="float">
            <text:p>62 257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237" calcext:value-type="float">
            <text:p>1 237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94889" calcext:value-type="float">
            <text:p>94 889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32783" calcext:value-type="float">
            <text:p>132 783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837" calcext:value-type="float">
            <text:p>1 837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414" calcext:value-type="float">
            <text:p>2 414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772" calcext:value-type="float">
            <text:p>772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149" calcext:value-type="float">
            <text:p>1 149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9726" calcext:value-type="float">
            <text:p>19 726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7898" calcext:value-type="float">
            <text:p>57 898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7520" calcext:value-type="float">
            <text:p>17 52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4960" calcext:value-type="float">
            <text:p>24 96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1089" calcext:value-type="float">
            <text:p>21 089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658100" calcext:value-type="float">
            <text:p>1 658 1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600267" calcext:value-type="float">
            <text:p>7 600 267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5186" calcext:value-type="float">
            <text:p>5 186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6510" calcext:value-type="float">
            <text:p>66 51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150120" calcext:value-type="float">
            <text:p>1 150 12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5193" calcext:value-type="float">
            <text:p>145 193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737434" calcext:value-type="float">
            <text:p>737 434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75159" calcext:value-type="float">
            <text:p>75 159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2445" calcext:value-type="float">
            <text:p>212 445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6991" calcext:value-type="float">
            <text:p>26 991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719" calcext:value-type="float">
            <text:p>6 719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58800" calcext:value-type="float">
            <text:p>158 8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7755" calcext:value-type="float">
            <text:p>127 755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51422" calcext:value-type="float">
            <text:p>151 422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96604" calcext:value-type="float">
            <text:p>496 604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1931" calcext:value-type="float">
            <text:p>11 931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9375" calcext:value-type="float">
            <text:p>19 375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654" calcext:value-type="float">
            <text:p>654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6313" calcext:value-type="float">
            <text:p>36 313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375" calcext:value-type="float">
            <text:p>1 375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4125" calcext:value-type="float">
            <text:p>24 125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45883" calcext:value-type="float">
            <text:p>45 883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7886" calcext:value-type="float">
            <text:p>7 886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250" calcext:value-type="float">
            <text:p>1 25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0034" calcext:value-type="float">
            <text:p>50 034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449474" calcext:value-type="float">
            <text:p>449 474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7959" calcext:value-type="float">
            <text:p>97 959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940" calcext:value-type="float">
            <text:p>94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86" calcext:value-type="float">
            <text:p>586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93692" calcext:value-type="float">
            <text:p>193 692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5003" calcext:value-type="float">
            <text:p>75 003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899470" calcext:value-type="float">
            <text:p>3 899 47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292140" calcext:value-type="float">
            <text:p>292 14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44269" calcext:value-type="float">
            <text:p>44 269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2251" calcext:value-type="float">
            <text:p>32 251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488473" calcext:value-type="float">
            <text:p>488 473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ain de navette</text:p>
          </table:table-cell>
          <table:table-cell office:value-type="float" office:value="9843" calcext:value-type="float">
            <text:p>9 843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2257" calcext:value-type="float">
            <text:p>12 257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09366" calcext:value-type="float">
            <text:p>2 109 366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6557" calcext:value-type="float">
            <text:p>116 557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01137" calcext:value-type="float">
            <text:p>101 137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21920" calcext:value-type="float">
            <text:p>321 92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88939" calcext:value-type="float">
            <text:p>88 939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6050" calcext:value-type="float">
            <text:p>6 05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92275" calcext:value-type="float">
            <text:p>92 275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4693" calcext:value-type="float">
            <text:p>44 693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69800" calcext:value-type="float">
            <text:p>1 269 8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517786" calcext:value-type="float">
            <text:p>4 517 786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3276" calcext:value-type="float">
            <text:p>33 276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2328" calcext:value-type="float">
            <text:p>302 328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664090" calcext:value-type="float">
            <text:p>1 664 09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60825" calcext:value-type="float">
            <text:p>160 825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0115" calcext:value-type="float">
            <text:p>40 115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97521" calcext:value-type="float">
            <text:p>197 521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5435" calcext:value-type="float">
            <text:p>55 435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89032" calcext:value-type="float">
            <text:p>189 032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712" calcext:value-type="float">
            <text:p>8 712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65067" calcext:value-type="float">
            <text:p>65 067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855809" calcext:value-type="float">
            <text:p>1 855 809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31514" calcext:value-type="float">
            <text:p>131 514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54277" calcext:value-type="float">
            <text:p>54 277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82268" calcext:value-type="float">
            <text:p>182 268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6874" calcext:value-type="float">
            <text:p>6 874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9662" calcext:value-type="float">
            <text:p>29 662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391" calcext:value-type="float">
            <text:p>4 391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2478" calcext:value-type="float">
            <text:p>92 478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4636" calcext:value-type="float">
            <text:p>14 636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47019" calcext:value-type="float">
            <text:p>447 019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13020" calcext:value-type="float">
            <text:p>213 02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7150" calcext:value-type="float">
            <text:p>17 15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7527" calcext:value-type="float">
            <text:p>77 527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36839" calcext:value-type="float">
            <text:p>236 839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9641" calcext:value-type="float">
            <text:p>19 641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</text:p>
          </table:table-cell>
          <table:table-cell office:value-type="float" office:value="4170" calcext:value-type="float">
            <text:p>4 17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6071" calcext:value-type="float">
            <text:p>26 071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2097" calcext:value-type="float">
            <text:p>42 097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6712" calcext:value-type="float">
            <text:p>76 712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69345" calcext:value-type="float">
            <text:p>269 345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62143" calcext:value-type="float">
            <text:p>162 143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312" calcext:value-type="float">
            <text:p>6 312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67" calcext:value-type="float">
            <text:p>267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77137" calcext:value-type="float">
            <text:p>577 137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0758" calcext:value-type="float">
            <text:p>10 758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08597" calcext:value-type="float">
            <text:p>1 108 597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72866" calcext:value-type="float">
            <text:p>172 866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2955" calcext:value-type="float">
            <text:p>62 955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41800" calcext:value-type="float">
            <text:p>241 8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2075" calcext:value-type="float">
            <text:p>112 075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8055" calcext:value-type="float">
            <text:p>28 055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91225" calcext:value-type="float">
            <text:p>91 225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5830" calcext:value-type="float">
            <text:p>45 83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20720" calcext:value-type="float">
            <text:p>720 72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040" calcext:value-type="float">
            <text:p>2 04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938111" calcext:value-type="float">
            <text:p>938 111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327" calcext:value-type="float">
            <text:p>10 327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6612" calcext:value-type="float">
            <text:p>26 612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92" calcext:value-type="float">
            <text:p>692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1087" calcext:value-type="float">
            <text:p>51 087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70" calcext:value-type="float">
            <text:p>27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4124" calcext:value-type="float">
            <text:p>14 124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541" calcext:value-type="float">
            <text:p>1 541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6870" calcext:value-type="float">
            <text:p>76 87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990" calcext:value-type="float">
            <text:p>1 99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49" calcext:value-type="float">
            <text:p>749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7418" calcext:value-type="float">
            <text:p>7 418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50" calcext:value-type="float">
            <text:p>15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81" calcext:value-type="float">
            <text:p>781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950" calcext:value-type="float">
            <text:p>4 95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8050" calcext:value-type="float">
            <text:p>18 05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669239" calcext:value-type="float">
            <text:p>7 669 239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781401" calcext:value-type="float">
            <text:p>2 781 401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5918109" calcext:value-type="float">
            <text:p>15 918 109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31562" calcext:value-type="float">
            <text:p>331 562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9978" calcext:value-type="float">
            <text:p>79 978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5392" calcext:value-type="float">
            <text:p>35 392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997" calcext:value-type="float">
            <text:p>2 997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92640" calcext:value-type="float">
            <text:p>792 64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795" calcext:value-type="float">
            <text:p>2 795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97698" calcext:value-type="float">
            <text:p>97 698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6414" calcext:value-type="float">
            <text:p>36 414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340618" calcext:value-type="float">
            <text:p>340 618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02584" calcext:value-type="float">
            <text:p>102 584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3160" calcext:value-type="float">
            <text:p>3 16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72921" calcext:value-type="float">
            <text:p>72 921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890" calcext:value-type="float">
            <text:p>2 89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43101" calcext:value-type="float">
            <text:p>143 101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5888" calcext:value-type="float">
            <text:p>45 888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2" calcext:value-type="float">
            <text:p>112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950" calcext:value-type="float">
            <text:p>2 95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640" calcext:value-type="float">
            <text:p>64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75797" calcext:value-type="float">
            <text:p>75 797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8790" calcext:value-type="float">
            <text:p>8 79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9180" calcext:value-type="float">
            <text:p>19 18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28" calcext:value-type="float">
            <text:p>528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613" calcext:value-type="float">
            <text:p>13 613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27105" calcext:value-type="float">
            <text:p>127 105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46605" calcext:value-type="float">
            <text:p>146 605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5486" calcext:value-type="float">
            <text:p>55 486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860" calcext:value-type="float">
            <text:p>2 86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57957" calcext:value-type="float">
            <text:p>457 957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6020" calcext:value-type="float">
            <text:p>116 02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340" calcext:value-type="float">
            <text:p>6 34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8928" calcext:value-type="float">
            <text:p>98 928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15185" calcext:value-type="float">
            <text:p>415 185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4926" calcext:value-type="float">
            <text:p>134 926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796937" calcext:value-type="float">
            <text:p>6 796 937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98680" calcext:value-type="float">
            <text:p>498 68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172163" calcext:value-type="float">
            <text:p>3 172 163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4128" calcext:value-type="float">
            <text:p>34 128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1018" calcext:value-type="float">
            <text:p>41 018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60" calcext:value-type="float">
            <text:p>16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48312" calcext:value-type="float">
            <text:p>148 312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262" calcext:value-type="float">
            <text:p>6 262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262" calcext:value-type="float">
            <text:p>1 262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14299" calcext:value-type="float">
            <text:p>214 299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826" calcext:value-type="float">
            <text:p>826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86659" calcext:value-type="float">
            <text:p>86 659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79984" calcext:value-type="float">
            <text:p>79 984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7189" calcext:value-type="float">
            <text:p>7 189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460330" calcext:value-type="float">
            <text:p>460 33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146282" calcext:value-type="float">
            <text:p>146 282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832" calcext:value-type="float">
            <text:p>832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4491" calcext:value-type="float">
            <text:p>24 491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425" calcext:value-type="float">
            <text:p>425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3770" calcext:value-type="float">
            <text:p>3 77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0" calcext:value-type="float">
            <text:p>12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183" calcext:value-type="float">
            <text:p>3 183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620" calcext:value-type="float">
            <text:p>3 62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1325" calcext:value-type="float">
            <text:p>1 325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480" calcext:value-type="float">
            <text:p>3 48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625" calcext:value-type="float">
            <text:p>7 625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6312" calcext:value-type="float">
            <text:p>36 312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57390" calcext:value-type="float">
            <text:p>57 39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4085" calcext:value-type="float">
            <text:p>4 085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98" calcext:value-type="float">
            <text:p>1 098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1583" calcext:value-type="float">
            <text:p>51 583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4664" calcext:value-type="float">
            <text:p>84 664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7115" calcext:value-type="float">
            <text:p>107 115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935" calcext:value-type="float">
            <text:p>8 935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83491" calcext:value-type="float">
            <text:p>183 491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28213" calcext:value-type="float">
            <text:p>128 213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34770" calcext:value-type="float">
            <text:p>134 77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209" calcext:value-type="float">
            <text:p>11 209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312" calcext:value-type="float">
            <text:p>1 312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435" calcext:value-type="float">
            <text:p>435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3675" calcext:value-type="float">
            <text:p>33 675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54" calcext:value-type="float">
            <text:p>254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96" calcext:value-type="float">
            <text:p>996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9040" calcext:value-type="float">
            <text:p>9 04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155" calcext:value-type="float">
            <text:p>1 155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88" calcext:value-type="float">
            <text:p>2 088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1390" calcext:value-type="float">
            <text:p>11 39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93260" calcext:value-type="float">
            <text:p>193 26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16693" calcext:value-type="float">
            <text:p>216 693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8856" calcext:value-type="float">
            <text:p>8 856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472" calcext:value-type="float">
            <text:p>2 472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3675" calcext:value-type="float">
            <text:p>33 675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25" calcext:value-type="float">
            <text:p>1 325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250" calcext:value-type="float">
            <text:p>3 25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855" calcext:value-type="float">
            <text:p>855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125" calcext:value-type="float">
            <text:p>7 125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40" calcext:value-type="float">
            <text:p>34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970" calcext:value-type="float">
            <text:p>2 97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7820" calcext:value-type="float">
            <text:p>17 82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760" calcext:value-type="float">
            <text:p>7 76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4250" calcext:value-type="float">
            <text:p>14 25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6374" calcext:value-type="float">
            <text:p>26 374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210" calcext:value-type="float">
            <text:p>2 21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3415" calcext:value-type="float">
            <text:p>3 415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820" calcext:value-type="float">
            <text:p>8 82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5412" calcext:value-type="float">
            <text:p>25 412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80" calcext:value-type="float">
            <text:p>28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1696" calcext:value-type="float">
            <text:p>31 696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556" calcext:value-type="float">
            <text:p>3 556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757" calcext:value-type="float">
            <text:p>2 757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8132" calcext:value-type="float">
            <text:p>28 132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275" calcext:value-type="float">
            <text:p>3 275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876" calcext:value-type="float">
            <text:p>876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010" calcext:value-type="float">
            <text:p>2 01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591" calcext:value-type="float">
            <text:p>3 591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202" calcext:value-type="float">
            <text:p>202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76" calcext:value-type="float">
            <text:p>576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636" calcext:value-type="float">
            <text:p>3 636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942" calcext:value-type="float">
            <text:p>3 942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992" calcext:value-type="float">
            <text:p>10 992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685" calcext:value-type="float">
            <text:p>685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44" calcext:value-type="float">
            <text:p>144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8624" calcext:value-type="float">
            <text:p>8 624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72948" calcext:value-type="float">
            <text:p>72 948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87502" calcext:value-type="float">
            <text:p>187 502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55915" calcext:value-type="float">
            <text:p>155 915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970" calcext:value-type="float">
            <text:p>4 97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93784" calcext:value-type="float">
            <text:p>393 784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23" calcext:value-type="float">
            <text:p>423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0036" calcext:value-type="float">
            <text:p>10 036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137" calcext:value-type="float">
            <text:p>4 137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5775" calcext:value-type="float">
            <text:p>5 775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6440" calcext:value-type="float">
            <text:p>6 44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6860" calcext:value-type="float">
            <text:p>6 86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8471" calcext:value-type="float">
            <text:p>48 471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16" calcext:value-type="float">
            <text:p>1 016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840" calcext:value-type="float">
            <text:p>84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935" calcext:value-type="float">
            <text:p>1 935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925" calcext:value-type="float">
            <text:p>3 925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3446" calcext:value-type="float">
            <text:p>3 446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1250" calcext:value-type="float">
            <text:p>1 25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550" calcext:value-type="float">
            <text:p>55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0722" calcext:value-type="float">
            <text:p>10 722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24176" calcext:value-type="float">
            <text:p>124 176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6" calcext:value-type="float">
            <text:p>106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537" calcext:value-type="float">
            <text:p>1 537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710" calcext:value-type="float">
            <text:p>71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741" calcext:value-type="float">
            <text:p>741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93" calcext:value-type="float">
            <text:p>793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25" calcext:value-type="float">
            <text:p>725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25" calcext:value-type="float">
            <text:p>125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6487" calcext:value-type="float">
            <text:p>6 487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112" calcext:value-type="float">
            <text:p>3 112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480" calcext:value-type="float">
            <text:p>3 48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88" calcext:value-type="float">
            <text:p>288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740" calcext:value-type="float">
            <text:p>5 74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022" calcext:value-type="float">
            <text:p>3 022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35" calcext:value-type="float">
            <text:p>135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1524" calcext:value-type="float">
            <text:p>41 524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41" calcext:value-type="float">
            <text:p>2 541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8446" calcext:value-type="float">
            <text:p>148 446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796" calcext:value-type="float">
            <text:p>7 796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22" calcext:value-type="float">
            <text:p>422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280" calcext:value-type="float">
            <text:p>1 28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955" calcext:value-type="float">
            <text:p>955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3933" calcext:value-type="float">
            <text:p>63 933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9632" calcext:value-type="float">
            <text:p>9 632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32272" calcext:value-type="float">
            <text:p>32 272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59331" calcext:value-type="float">
            <text:p>159 331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9560" calcext:value-type="float">
            <text:p>19 56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74789" calcext:value-type="float">
            <text:p>674 789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648691" calcext:value-type="float">
            <text:p>5 648 691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5616" calcext:value-type="float">
            <text:p>5 616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392" calcext:value-type="float">
            <text:p>30 392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280" calcext:value-type="float">
            <text:p>1 28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</text:p>
          </table:table-cell>
          <table:table-cell office:value-type="float" office:value="163200" calcext:value-type="float">
            <text:p>163 2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</text:p>
          </table:table-cell>
          <table:table-cell office:value-type="float" office:value="30380" calcext:value-type="float">
            <text:p>30 38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432" calcext:value-type="float">
            <text:p>2 432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46635" calcext:value-type="float">
            <text:p>146 635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394" calcext:value-type="float">
            <text:p>1 394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6519" calcext:value-type="float">
            <text:p>126 519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476" calcext:value-type="float">
            <text:p>9 476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15686" calcext:value-type="float">
            <text:p>15 686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844" calcext:value-type="float">
            <text:p>10 844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62" calcext:value-type="float">
            <text:p>162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54563" calcext:value-type="float">
            <text:p>54 563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6640" calcext:value-type="float">
            <text:p>56 64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568" calcext:value-type="float">
            <text:p>20 568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201262" calcext:value-type="float">
            <text:p>1 201 262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04016" calcext:value-type="float">
            <text:p>104 016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4132" calcext:value-type="float">
            <text:p>64 132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nelle</text:p>
          </table:table-cell>
          <table:table-cell office:value-type="float" office:value="1096" calcext:value-type="float">
            <text:p>1 096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59574" calcext:value-type="float">
            <text:p>59 574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6408" calcext:value-type="float">
            <text:p>6 408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92078" calcext:value-type="float">
            <text:p>92 078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735" calcext:value-type="float">
            <text:p>3 735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6150" calcext:value-type="float">
            <text:p>16 15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77730" calcext:value-type="float">
            <text:p>77 73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2218" calcext:value-type="float">
            <text:p>62 218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90" calcext:value-type="float">
            <text:p>19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1490" calcext:value-type="float">
            <text:p>21 49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469" calcext:value-type="float">
            <text:p>8 469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18" calcext:value-type="float">
            <text:p>618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15080" calcext:value-type="float">
            <text:p>415 08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1740" calcext:value-type="float">
            <text:p>11 74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47180" calcext:value-type="float">
            <text:p>47 18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1797" calcext:value-type="float">
            <text:p>11 797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1384380" calcext:value-type="float">
            <text:p>1 384 38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23360" calcext:value-type="float">
            <text:p>23 36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3909" calcext:value-type="float">
            <text:p>103 909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44363" calcext:value-type="float">
            <text:p>744 363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90440" calcext:value-type="float">
            <text:p>190 44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87100" calcext:value-type="float">
            <text:p>1 087 1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073700" calcext:value-type="float">
            <text:p>2 073 7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28525" calcext:value-type="float">
            <text:p>328 525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50688" calcext:value-type="float">
            <text:p>250 688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377698" calcext:value-type="float">
            <text:p>1 377 698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21269" calcext:value-type="float">
            <text:p>221 269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49977" calcext:value-type="float">
            <text:p>549 977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5220118" calcext:value-type="float">
            <text:p>5 220 118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88891" calcext:value-type="float">
            <text:p>2 288 891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050" calcext:value-type="float">
            <text:p>3 05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39870" calcext:value-type="float">
            <text:p>139 87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60336" calcext:value-type="float">
            <text:p>160 336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757407" calcext:value-type="float">
            <text:p>757 407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182136" calcext:value-type="float">
            <text:p>1 182 136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81837" calcext:value-type="float">
            <text:p>81 837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501257" calcext:value-type="float">
            <text:p>17 501 257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204329" calcext:value-type="float">
            <text:p>2 204 329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21712" calcext:value-type="float">
            <text:p>21 712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097900" calcext:value-type="float">
            <text:p>1 097 9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1044" calcext:value-type="float">
            <text:p>21 044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844502" calcext:value-type="float">
            <text:p>1 844 502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78540" calcext:value-type="float">
            <text:p>78 54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40226" calcext:value-type="float">
            <text:p>240 226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5671" calcext:value-type="float">
            <text:p>25 671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57292" calcext:value-type="float">
            <text:p>357 292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9950" calcext:value-type="float">
            <text:p>59 95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9425" calcext:value-type="float">
            <text:p>19 425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651170" calcext:value-type="float">
            <text:p>651 17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9650" calcext:value-type="float">
            <text:p>29 65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7283" calcext:value-type="float">
            <text:p>107 283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7710" calcext:value-type="float">
            <text:p>77 71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9774" calcext:value-type="float">
            <text:p>29 774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12134" calcext:value-type="float">
            <text:p>212 134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4645" calcext:value-type="float">
            <text:p>14 645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3871" calcext:value-type="float">
            <text:p>143 871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5512" calcext:value-type="float">
            <text:p>45 512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02959" calcext:value-type="float">
            <text:p>102 959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0167" calcext:value-type="float">
            <text:p>90 167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825" calcext:value-type="float">
            <text:p>1 825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80935" calcext:value-type="float">
            <text:p>280 935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36142" calcext:value-type="float">
            <text:p>236 142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2465" calcext:value-type="float">
            <text:p>12 465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56333" calcext:value-type="float">
            <text:p>456 333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01909" calcext:value-type="float">
            <text:p>501 909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7978" calcext:value-type="float">
            <text:p>47 978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52394" calcext:value-type="float">
            <text:p>252 394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38699" calcext:value-type="float">
            <text:p>1 038 699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2144" calcext:value-type="float">
            <text:p>132 144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25841" calcext:value-type="float">
            <text:p>625 841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79571" calcext:value-type="float">
            <text:p>1 279 571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29342" calcext:value-type="float">
            <text:p>329 342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57944" calcext:value-type="float">
            <text:p>757 944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0350" calcext:value-type="float">
            <text:p>10 35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76430" calcext:value-type="float">
            <text:p>676 43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70645" calcext:value-type="float">
            <text:p>1 570 645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19650" calcext:value-type="float">
            <text:p>119 65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18230" calcext:value-type="float">
            <text:p>118 23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9187" calcext:value-type="float">
            <text:p>9 187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06229" calcext:value-type="float">
            <text:p>406 229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42868" calcext:value-type="float">
            <text:p>42 868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469631" calcext:value-type="float">
            <text:p>13 469 631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56529" calcext:value-type="float">
            <text:p>156 529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6490" calcext:value-type="float">
            <text:p>6 49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54100" calcext:value-type="float">
            <text:p>154 1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5258" calcext:value-type="float">
            <text:p>65 258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58907" calcext:value-type="float">
            <text:p>58 907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7987" calcext:value-type="float">
            <text:p>27 987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96337" calcext:value-type="float">
            <text:p>96 337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22000" calcext:value-type="float">
            <text:p>22 0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93730" calcext:value-type="float">
            <text:p>93 73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8198" calcext:value-type="float">
            <text:p>48 198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364941" calcext:value-type="float">
            <text:p>2 364 941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64869" calcext:value-type="float">
            <text:p>64 869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8221" calcext:value-type="float">
            <text:p>8 221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63439" calcext:value-type="float">
            <text:p>163 439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5060" calcext:value-type="float">
            <text:p>65 06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8435" calcext:value-type="float">
            <text:p>38 435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4718" calcext:value-type="float">
            <text:p>64 718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66230" calcext:value-type="float">
            <text:p>66 23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92806" calcext:value-type="float">
            <text:p>192 806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73510" calcext:value-type="float">
            <text:p>273 51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660" calcext:value-type="float">
            <text:p>66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7797" calcext:value-type="float">
            <text:p>37 797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1645" calcext:value-type="float">
            <text:p>51 645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3360" calcext:value-type="float">
            <text:p>13 36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36349" calcext:value-type="float">
            <text:p>536 349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9740" calcext:value-type="float">
            <text:p>9 74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3167" calcext:value-type="float">
            <text:p>3 167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810" calcext:value-type="float">
            <text:p>2 81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7675" calcext:value-type="float">
            <text:p>27 675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502" calcext:value-type="float">
            <text:p>2 502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8746" calcext:value-type="float">
            <text:p>18 746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8950" calcext:value-type="float">
            <text:p>88 95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360" calcext:value-type="float">
            <text:p>3 36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94645" calcext:value-type="float">
            <text:p>294 645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20" calcext:value-type="float">
            <text:p>1 52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9954" calcext:value-type="float">
            <text:p>9 954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86755" calcext:value-type="float">
            <text:p>86 755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1516" calcext:value-type="float">
            <text:p>1 516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7428" calcext:value-type="float">
            <text:p>177 428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7899" calcext:value-type="float">
            <text:p>27 899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8820" calcext:value-type="float">
            <text:p>8 82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6424" calcext:value-type="float">
            <text:p>36 424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2361" calcext:value-type="float">
            <text:p>42 361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1250" calcext:value-type="float">
            <text:p>11 25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6837" calcext:value-type="float">
            <text:p>26 837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75" calcext:value-type="float">
            <text:p>175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7766" calcext:value-type="float">
            <text:p>47 766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5782" calcext:value-type="float">
            <text:p>5 782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780" calcext:value-type="float">
            <text:p>78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4823" calcext:value-type="float">
            <text:p>24 823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50" calcext:value-type="float">
            <text:p>3 05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420" calcext:value-type="float">
            <text:p>7 42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646" calcext:value-type="float">
            <text:p>14 646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919" calcext:value-type="float">
            <text:p>7 919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0165" calcext:value-type="float">
            <text:p>20 165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5598" calcext:value-type="float">
            <text:p>35 598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6379" calcext:value-type="float">
            <text:p>56 379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269" calcext:value-type="float">
            <text:p>50 269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0719" calcext:value-type="float">
            <text:p>300 719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166091" calcext:value-type="float">
            <text:p>1 166 091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9103" calcext:value-type="float">
            <text:p>109 103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15830" calcext:value-type="float">
            <text:p>415 83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3785" calcext:value-type="float">
            <text:p>43 785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1711" calcext:value-type="float">
            <text:p>101 711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10880" calcext:value-type="float">
            <text:p>810 88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20266" calcext:value-type="float">
            <text:p>920 266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6166698" calcext:value-type="float">
            <text:p>6 166 698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7046580" calcext:value-type="float">
            <text:p>7 046 58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260022" calcext:value-type="float">
            <text:p>33 260 022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55083" calcext:value-type="float">
            <text:p>55 083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24640" calcext:value-type="float">
            <text:p>224 64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269916" calcext:value-type="float">
            <text:p>269 916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343547" calcext:value-type="float">
            <text:p>1 343 547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0675" calcext:value-type="float">
            <text:p>50 675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5560" calcext:value-type="float">
            <text:p>25 56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00040" calcext:value-type="float">
            <text:p>900 04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7284" calcext:value-type="float">
            <text:p>67 284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51404" calcext:value-type="float">
            <text:p>251 404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76082" calcext:value-type="float">
            <text:p>76 082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04534" calcext:value-type="float">
            <text:p>204 534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72532" calcext:value-type="float">
            <text:p>172 532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8896" calcext:value-type="float">
            <text:p>68 896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8892" calcext:value-type="float">
            <text:p>98 892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5788" calcext:value-type="float">
            <text:p>235 788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75044" calcext:value-type="float">
            <text:p>75 044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2810" calcext:value-type="float">
            <text:p>302 81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24598" calcext:value-type="float">
            <text:p>224 598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550" calcext:value-type="float">
            <text:p>2 55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82378" calcext:value-type="float">
            <text:p>482 378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9114" calcext:value-type="float">
            <text:p>79 114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34948" calcext:value-type="float">
            <text:p>134 948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45938" calcext:value-type="float">
            <text:p>245 938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4950" calcext:value-type="float">
            <text:p>34 95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30605" calcext:value-type="float">
            <text:p>230 605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43361" calcext:value-type="float">
            <text:p>143 361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40735" calcext:value-type="float">
            <text:p>140 735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463563" calcext:value-type="float">
            <text:p>463 563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7930" calcext:value-type="float">
            <text:p>27 93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73663" calcext:value-type="float">
            <text:p>1 373 663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6396" calcext:value-type="float">
            <text:p>6 396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02229" calcext:value-type="float">
            <text:p>202 229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2000" calcext:value-type="float">
            <text:p>72 0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29706" calcext:value-type="float">
            <text:p>129 706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00870" calcext:value-type="float">
            <text:p>100 87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623188" calcext:value-type="float">
            <text:p>623 188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053632" calcext:value-type="float">
            <text:p>1 053 632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4361" calcext:value-type="float">
            <text:p>24 361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82570" calcext:value-type="float">
            <text:p>182 57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97760" calcext:value-type="float">
            <text:p>1 597 76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73424" calcext:value-type="float">
            <text:p>73 424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12265" calcext:value-type="float">
            <text:p>12 265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65367" calcext:value-type="float">
            <text:p>1 065 367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63873" calcext:value-type="float">
            <text:p>463 873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450" calcext:value-type="float">
            <text:p>45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33550" calcext:value-type="float">
            <text:p>33 55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9458" calcext:value-type="float">
            <text:p>29 458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9019" calcext:value-type="float">
            <text:p>249 019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199242" calcext:value-type="float">
            <text:p>199 242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6114" calcext:value-type="float">
            <text:p>46 114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344615" calcext:value-type="float">
            <text:p>3 344 615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8486" calcext:value-type="float">
            <text:p>38 486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2006" calcext:value-type="float">
            <text:p>42 006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34739" calcext:value-type="float">
            <text:p>434 739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5606" calcext:value-type="float">
            <text:p>305 606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65788" calcext:value-type="float">
            <text:p>565 788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6986" calcext:value-type="float">
            <text:p>126 986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43266" calcext:value-type="float">
            <text:p>243 266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9175" calcext:value-type="float">
            <text:p>9 175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87164" calcext:value-type="float">
            <text:p>187 164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02645" calcext:value-type="float">
            <text:p>102 645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2349" calcext:value-type="float">
            <text:p>42 349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38275" calcext:value-type="float">
            <text:p>38 275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09044" calcext:value-type="float">
            <text:p>109 044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3761" calcext:value-type="float">
            <text:p>33 761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4795" calcext:value-type="float">
            <text:p>14 795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0155" calcext:value-type="float">
            <text:p>130 155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163" calcext:value-type="float">
            <text:p>3 163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180" calcext:value-type="float">
            <text:p>6 18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0129" calcext:value-type="float">
            <text:p>30 129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2850" calcext:value-type="float">
            <text:p>12 85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5316" calcext:value-type="float">
            <text:p>15 316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25" calcext:value-type="float">
            <text:p>1 125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79" calcext:value-type="float">
            <text:p>279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35180" calcext:value-type="float">
            <text:p>35 18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4382" calcext:value-type="float">
            <text:p>44 382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0730" calcext:value-type="float">
            <text:p>30 73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3150" calcext:value-type="float">
            <text:p>3 15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5382" calcext:value-type="float">
            <text:p>5 382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28284" calcext:value-type="float">
            <text:p>128 284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9922" calcext:value-type="float">
            <text:p>9 922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137" calcext:value-type="float">
            <text:p>2 137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71778" calcext:value-type="float">
            <text:p>71 778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7340" calcext:value-type="float">
            <text:p>7 34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136" calcext:value-type="float">
            <text:p>2 136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27" calcext:value-type="float">
            <text:p>827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4028" calcext:value-type="float">
            <text:p>24 028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2024" calcext:value-type="float">
            <text:p>32 024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244" calcext:value-type="float">
            <text:p>5 244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476" calcext:value-type="float">
            <text:p>1 476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637" calcext:value-type="float">
            <text:p>20 637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5975" calcext:value-type="float">
            <text:p>15 975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0266" calcext:value-type="float">
            <text:p>100 266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582" calcext:value-type="float">
            <text:p>582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6979" calcext:value-type="float">
            <text:p>16 979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204" calcext:value-type="float">
            <text:p>10 204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5895" calcext:value-type="float">
            <text:p>15 895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6688" calcext:value-type="float">
            <text:p>6 688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7136" calcext:value-type="float">
            <text:p>77 136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922" calcext:value-type="float">
            <text:p>922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8574" calcext:value-type="float">
            <text:p>28 574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635" calcext:value-type="float">
            <text:p>1 635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4040" calcext:value-type="float">
            <text:p>24 04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9720" calcext:value-type="float">
            <text:p>19 72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125" calcext:value-type="float">
            <text:p>2 125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912" calcext:value-type="float">
            <text:p>5 912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70049" calcext:value-type="float">
            <text:p>70 049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8430" calcext:value-type="float">
            <text:p>18 43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45" calcext:value-type="float">
            <text:p>345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6715" calcext:value-type="float">
            <text:p>36 715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4329" calcext:value-type="float">
            <text:p>14 329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64387" calcext:value-type="float">
            <text:p>664 387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3530" calcext:value-type="float">
            <text:p>23 53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5883" calcext:value-type="float">
            <text:p>5 883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3233" calcext:value-type="float">
            <text:p>33 233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6630" calcext:value-type="float">
            <text:p>26 63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3819" calcext:value-type="float">
            <text:p>23 819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4260" calcext:value-type="float">
            <text:p>34 26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3452" calcext:value-type="float">
            <text:p>33 452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220" calcext:value-type="float">
            <text:p>3 22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2954" calcext:value-type="float">
            <text:p>122 954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0628" calcext:value-type="float">
            <text:p>100 628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5250" calcext:value-type="float">
            <text:p>35 25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4029" calcext:value-type="float">
            <text:p>54 029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06010" calcext:value-type="float">
            <text:p>106 01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8638" calcext:value-type="float">
            <text:p>28 638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657" calcext:value-type="float">
            <text:p>5 657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41005" calcext:value-type="float">
            <text:p>41 005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836" calcext:value-type="float">
            <text:p>1 836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575" calcext:value-type="float">
            <text:p>5 575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03594" calcext:value-type="float">
            <text:p>203 594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4887" calcext:value-type="float">
            <text:p>204 887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7825" calcext:value-type="float">
            <text:p>67 825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4461" calcext:value-type="float">
            <text:p>124 461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3216" calcext:value-type="float">
            <text:p>13 216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2187" calcext:value-type="float">
            <text:p>22 187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6032" calcext:value-type="float">
            <text:p>26 032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534" calcext:value-type="float">
            <text:p>7 534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664" calcext:value-type="float">
            <text:p>2 664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9116" calcext:value-type="float">
            <text:p>39 116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112" calcext:value-type="float">
            <text:p>2 112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7049" calcext:value-type="float">
            <text:p>47 049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9978" calcext:value-type="float">
            <text:p>9 978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067" calcext:value-type="float">
            <text:p>6 067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51552" calcext:value-type="float">
            <text:p>51 552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55870" calcext:value-type="float">
            <text:p>55 87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8370" calcext:value-type="float">
            <text:p>18 37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459" calcext:value-type="float">
            <text:p>2 459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1885" calcext:value-type="float">
            <text:p>21 885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35720" calcext:value-type="float">
            <text:p>35 72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5050" calcext:value-type="float">
            <text:p>5 05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3459" calcext:value-type="float">
            <text:p>3 459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4364" calcext:value-type="float">
            <text:p>34 364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245" calcext:value-type="float">
            <text:p>2 245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3286" calcext:value-type="float">
            <text:p>23 286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94" calcext:value-type="float">
            <text:p>894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850" calcext:value-type="float">
            <text:p>1 85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66" calcext:value-type="float">
            <text:p>266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110" calcext:value-type="float">
            <text:p>3 11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120" calcext:value-type="float">
            <text:p>3 12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1993" calcext:value-type="float">
            <text:p>31 993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586" calcext:value-type="float">
            <text:p>2 586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61252" calcext:value-type="float">
            <text:p>61 252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80134" calcext:value-type="float">
            <text:p>80 134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5844" calcext:value-type="float">
            <text:p>25 844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60" calcext:value-type="float">
            <text:p>36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095" calcext:value-type="float">
            <text:p>1 095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495" calcext:value-type="float">
            <text:p>3 495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28" calcext:value-type="float">
            <text:p>428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532" calcext:value-type="float">
            <text:p>7 532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010" calcext:value-type="float">
            <text:p>2 01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0966" calcext:value-type="float">
            <text:p>10 966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2900" calcext:value-type="float">
            <text:p>92 9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71865" calcext:value-type="float">
            <text:p>71 865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6120" calcext:value-type="float">
            <text:p>6 12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82981" calcext:value-type="float">
            <text:p>382 981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560" calcext:value-type="float">
            <text:p>2 56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840" calcext:value-type="float">
            <text:p>9 84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7432" calcext:value-type="float">
            <text:p>17 432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22437" calcext:value-type="float">
            <text:p>22 437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5480" calcext:value-type="float">
            <text:p>25 48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720" calcext:value-type="float">
            <text:p>72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73886" calcext:value-type="float">
            <text:p>73 886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82126" calcext:value-type="float">
            <text:p>82 126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3380" calcext:value-type="float">
            <text:p>23 38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8250" calcext:value-type="float">
            <text:p>8 25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85" calcext:value-type="float">
            <text:p>485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840" calcext:value-type="float">
            <text:p>84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010" calcext:value-type="float">
            <text:p>1 01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745" calcext:value-type="float">
            <text:p>4 745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1150" calcext:value-type="float">
            <text:p>11 15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717" calcext:value-type="float">
            <text:p>9 717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9030" calcext:value-type="float">
            <text:p>9 03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115" calcext:value-type="float">
            <text:p>22 115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5325" calcext:value-type="float">
            <text:p>5 325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8160" calcext:value-type="float">
            <text:p>8 16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370" calcext:value-type="float">
            <text:p>3 37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15534" calcext:value-type="float">
            <text:p>15 534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778" calcext:value-type="float">
            <text:p>10 778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4225" calcext:value-type="float">
            <text:p>14 225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27855" calcext:value-type="float">
            <text:p>327 855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410" calcext:value-type="float">
            <text:p>10 41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Milanes et Tosca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1408" calcext:value-type="float">
            <text:p>11 408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4904" calcext:value-type="float">
            <text:p>4 904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534" calcext:value-type="float">
            <text:p>1 534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0132" calcext:value-type="float">
            <text:p>10 132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176" calcext:value-type="float">
            <text:p>1 176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18640" calcext:value-type="float">
            <text:p>218 64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975" calcext:value-type="float">
            <text:p>3 975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4350" calcext:value-type="float">
            <text:p>4 35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6622" calcext:value-type="float">
            <text:p>226 622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riches</text:p>
          </table:table-cell>
          <table:table-cell office:value-type="float" office:value="75500" calcext:value-type="float">
            <text:p>75 5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336082" calcext:value-type="float">
            <text:p>336 082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5480" calcext:value-type="float">
            <text:p>25 48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0120" calcext:value-type="float">
            <text:p>20 12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6720" calcext:value-type="float">
            <text:p>16 72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6283" calcext:value-type="float">
            <text:p>26 283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6889" calcext:value-type="float">
            <text:p>6 889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995" calcext:value-type="float">
            <text:p>3 995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3050" calcext:value-type="float">
            <text:p>23 05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3266" calcext:value-type="float">
            <text:p>13 266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4702" calcext:value-type="float">
            <text:p>24 702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155" calcext:value-type="float">
            <text:p>3 155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594" calcext:value-type="float">
            <text:p>2 594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2360" calcext:value-type="float">
            <text:p>22 36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27030" calcext:value-type="float">
            <text:p>27 03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292" calcext:value-type="float">
            <text:p>11 292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750" calcext:value-type="float">
            <text:p>75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360" calcext:value-type="float">
            <text:p>1 36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275" calcext:value-type="float">
            <text:p>2 275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8746" calcext:value-type="float">
            <text:p>18 746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5" calcext:value-type="float">
            <text:p>175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4352" calcext:value-type="float">
            <text:p>54 352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878" calcext:value-type="float">
            <text:p>1 878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5425" calcext:value-type="float">
            <text:p>5 425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69" calcext:value-type="float">
            <text:p>369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4660" calcext:value-type="float">
            <text:p>24 66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Chevaux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360" calcext:value-type="float">
            <text:p>7 36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439" calcext:value-type="float">
            <text:p>4 439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1752" calcext:value-type="float">
            <text:p>11 752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82575" calcext:value-type="float">
            <text:p>82 575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806" calcext:value-type="float">
            <text:p>8 806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7466" calcext:value-type="float">
            <text:p>57 466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171319" calcext:value-type="float">
            <text:p>1 171 319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19825" calcext:value-type="float">
            <text:p>19 825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594470" calcext:value-type="float">
            <text:p>1 594 47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101975" calcext:value-type="float">
            <text:p>101 975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1050" calcext:value-type="float">
            <text:p>1 05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4105" calcext:value-type="float">
            <text:p>234 105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60607" calcext:value-type="float">
            <text:p>360 607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2869" calcext:value-type="float">
            <text:p>22 869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00845" calcext:value-type="float">
            <text:p>300 845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96495" calcext:value-type="float">
            <text:p>96 495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615" calcext:value-type="float">
            <text:p>2 615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-de-vin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45" calcext:value-type="float">
            <text:p>845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8256" calcext:value-type="float">
            <text:p>58 256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730" calcext:value-type="float">
            <text:p>2 73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4055" calcext:value-type="float">
            <text:p>14 055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2713" calcext:value-type="float">
            <text:p>12 713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35155" calcext:value-type="float">
            <text:p>35 155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67005" calcext:value-type="float">
            <text:p>167 005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7350" calcext:value-type="float">
            <text:p>37 35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7524" calcext:value-type="float">
            <text:p>7 524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688" calcext:value-type="float">
            <text:p>2 688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5850" calcext:value-type="float">
            <text:p>25 85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47358" calcext:value-type="float">
            <text:p>147 358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02" calcext:value-type="float">
            <text:p>302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50" calcext:value-type="float">
            <text:p>1 75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89434" calcext:value-type="float">
            <text:p>89 434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4612" calcext:value-type="float">
            <text:p>4 612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80" calcext:value-type="float">
            <text:p>48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15" calcext:value-type="float">
            <text:p>715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40" calcext:value-type="float">
            <text:p>24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30" calcext:value-type="float">
            <text:p>53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3910" calcext:value-type="float">
            <text:p>3 91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475" calcext:value-type="float">
            <text:p>2 475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4000" calcext:value-type="float">
            <text:p>54 0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4150" calcext:value-type="float">
            <text:p>34 15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2800" calcext:value-type="float">
            <text:p>22 8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7585" calcext:value-type="float">
            <text:p>87 585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470" calcext:value-type="float">
            <text:p>3 47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575" calcext:value-type="float">
            <text:p>1 575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420" calcext:value-type="float">
            <text:p>1 42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850" calcext:value-type="float">
            <text:p>2 85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76" calcext:value-type="float">
            <text:p>176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7" calcext:value-type="float">
            <text:p>317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440" calcext:value-type="float">
            <text:p>1 44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020" calcext:value-type="float">
            <text:p>7 02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51247" calcext:value-type="float">
            <text:p>51 247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670" calcext:value-type="float">
            <text:p>6 67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792" calcext:value-type="float">
            <text:p>3 792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96" calcext:value-type="float">
            <text:p>396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6449" calcext:value-type="float">
            <text:p>16 449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5610" calcext:value-type="float">
            <text:p>35 61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30" calcext:value-type="float">
            <text:p>63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1138" calcext:value-type="float">
            <text:p>1 138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1120" calcext:value-type="float">
            <text:p>41 12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9" calcext:value-type="float">
            <text:p>129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Anes</text:p>
          </table:table-cell>
          <table:table-cell office:value-type="float" office:value="350" calcext:value-type="float">
            <text:p>35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7286" calcext:value-type="float">
            <text:p>17 286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891" calcext:value-type="float">
            <text:p>4 891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2901" calcext:value-type="float">
            <text:p>202 901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43910" calcext:value-type="float">
            <text:p>243 91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500275" calcext:value-type="float">
            <text:p>500 275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86875" calcext:value-type="float">
            <text:p>86 875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345" calcext:value-type="float">
            <text:p>8 345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432881" calcext:value-type="float">
            <text:p>2 432 881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8540" calcext:value-type="float">
            <text:p>28 54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1066" calcext:value-type="float">
            <text:p>91 066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353937" calcext:value-type="float">
            <text:p>353 937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4650" calcext:value-type="float">
            <text:p>44 65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mouchoirs de soie</text:p>
          </table:table-cell>
          <table:table-cell office:value-type="float" office:value="70450" calcext:value-type="float">
            <text:p>70 45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3885" calcext:value-type="float">
            <text:p>3 885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7020" calcext:value-type="float">
            <text:p>67 02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s</text:p>
          </table:table-cell>
          <table:table-cell office:value-type="float" office:value="3260" calcext:value-type="float">
            <text:p>3 26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78285" calcext:value-type="float">
            <text:p>178 285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79029" calcext:value-type="float">
            <text:p>279 029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8110" calcext:value-type="float">
            <text:p>18 11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33224" calcext:value-type="float">
            <text:p>33 224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76312" calcext:value-type="float">
            <text:p>176 312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4641" calcext:value-type="float">
            <text:p>4 641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s et lingerie</text:p>
          </table:table-cell>
          <table:table-cell office:value-type="float" office:value="25420" calcext:value-type="float">
            <text:p>25 42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437" calcext:value-type="float">
            <text:p>14 437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3618" calcext:value-type="float">
            <text:p>3 618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9259" calcext:value-type="float">
            <text:p>19 259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3283" calcext:value-type="float">
            <text:p>53 283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</text:p>
          </table:table-cell>
          <table:table-cell office:value-type="float" office:value="23172" calcext:value-type="float">
            <text:p>23 172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4623" calcext:value-type="float">
            <text:p>4 623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2973" calcext:value-type="float">
            <text:p>82 973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6370" calcext:value-type="float">
            <text:p>6 37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298" calcext:value-type="float">
            <text:p>12 298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6356" calcext:value-type="float">
            <text:p>36 356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50397" calcext:value-type="float">
            <text:p>50 397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 en bois</text:p>
          </table:table-cell>
          <table:table-cell office:value-type="float" office:value="21785" calcext:value-type="float">
            <text:p>21 785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6780" calcext:value-type="float">
            <text:p>16 78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2825" calcext:value-type="float">
            <text:p>12 825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724328" calcext:value-type="float">
            <text:p>1 724 328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9878" calcext:value-type="float">
            <text:p>9 878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522" calcext:value-type="float">
            <text:p>1 522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0160" calcext:value-type="float">
            <text:p>50 16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3923" calcext:value-type="float">
            <text:p>43 923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309718" calcext:value-type="float">
            <text:p>309 718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1626" calcext:value-type="float">
            <text:p>11 626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74326" calcext:value-type="float">
            <text:p>274 326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7745" calcext:value-type="float">
            <text:p>37 745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38526" calcext:value-type="float">
            <text:p>238 526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39367" calcext:value-type="float">
            <text:p>139 367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1063" calcext:value-type="float">
            <text:p>11 063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040" calcext:value-type="float">
            <text:p>5 04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5171" calcext:value-type="float">
            <text:p>45 171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1120" calcext:value-type="float">
            <text:p>31 12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2391" calcext:value-type="float">
            <text:p>22 391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14911" calcext:value-type="float">
            <text:p>214 911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2596" calcext:value-type="float">
            <text:p>12 596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4360" calcext:value-type="float">
            <text:p>14 36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2820" calcext:value-type="float">
            <text:p>22 82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51" calcext:value-type="float">
            <text:p>1 351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90626" calcext:value-type="float">
            <text:p>290 626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1066" calcext:value-type="float">
            <text:p>31 066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71266" calcext:value-type="float">
            <text:p>271 266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3504" calcext:value-type="float">
            <text:p>23 504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942" calcext:value-type="float">
            <text:p>1 942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44463" calcext:value-type="float">
            <text:p>144 463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3752" calcext:value-type="float">
            <text:p>53 752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50" calcext:value-type="float">
            <text:p>25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3346" calcext:value-type="float">
            <text:p>23 346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59245" calcext:value-type="float">
            <text:p>159 245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1830" calcext:value-type="float">
            <text:p>31 83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10840" calcext:value-type="float">
            <text:p>10 84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1567" calcext:value-type="float">
            <text:p>81 567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005" calcext:value-type="float">
            <text:p>3 005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96286" calcext:value-type="float">
            <text:p>196 286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9042" calcext:value-type="float">
            <text:p>29 042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6456" calcext:value-type="float">
            <text:p>36 456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5494" calcext:value-type="float">
            <text:p>15 494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09" calcext:value-type="float">
            <text:p>1 709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909" calcext:value-type="float">
            <text:p>1 909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3396" calcext:value-type="float">
            <text:p>63 396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48926" calcext:value-type="float">
            <text:p>48 926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6183" calcext:value-type="float">
            <text:p>16 183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64554" calcext:value-type="float">
            <text:p>364 554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9302" calcext:value-type="float">
            <text:p>89 302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Thérébenthine</text:p>
          </table:table-cell>
          <table:table-cell office:value-type="float" office:value="178050" calcext:value-type="float">
            <text:p>178 05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28383" calcext:value-type="float">
            <text:p>28 383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250" calcext:value-type="float">
            <text:p>2 25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7067" calcext:value-type="float">
            <text:p>27 067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</text:p>
          </table:table-cell>
          <table:table-cell office:value-type="float" office:value="35160" calcext:value-type="float">
            <text:p>35 16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60" calcext:value-type="float">
            <text:p>46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35440" calcext:value-type="float">
            <text:p>35 44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250" calcext:value-type="float">
            <text:p>5 25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Thérébenthine</text:p>
          </table:table-cell>
          <table:table-cell office:value-type="float" office:value="50534" calcext:value-type="float">
            <text:p>50 534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480" calcext:value-type="float">
            <text:p>3 480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432" calcext:value-type="float">
            <text:p>6 432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880" calcext:value-type="float">
            <text:p>1 88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120" calcext:value-type="float">
            <text:p>1 12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710" calcext:value-type="float">
            <text:p>71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6255" calcext:value-type="float">
            <text:p>6 255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430" calcext:value-type="float">
            <text:p>6 43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150" calcext:value-type="float">
            <text:p>5 15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412" calcext:value-type="float">
            <text:p>3 412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303" calcext:value-type="float">
            <text:p>3 303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0990" calcext:value-type="float">
            <text:p>10 99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660" calcext:value-type="float">
            <text:p>9 66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05" calcext:value-type="float">
            <text:p>505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150" calcext:value-type="float">
            <text:p>2 15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485" calcext:value-type="float">
            <text:p>3 485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953" calcext:value-type="float">
            <text:p>4 953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376" calcext:value-type="float">
            <text:p>3 376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150" calcext:value-type="float">
            <text:p>1 15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50285" calcext:value-type="float">
            <text:p>50 285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Sardai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3422" calcext:value-type="float">
            <text:p>3 422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14" calcext:value-type="float">
            <text:p>14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,000 francs chacun</text:p>
          </table:table-cell>
          <table:table-cell office:value-type="float" office:value="5209" calcext:value-type="float">
            <text:p>5 209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9250" calcext:value-type="float">
            <text:p>29 25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5466" calcext:value-type="float">
            <text:p>65 466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6550" calcext:value-type="float">
            <text:p>36 55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7095" calcext:value-type="float">
            <text:p>17 095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88" calcext:value-type="float">
            <text:p>20 088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043" calcext:value-type="float">
            <text:p>7 043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9485" calcext:value-type="float">
            <text:p>39 485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7575" calcext:value-type="float">
            <text:p>7 575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office:value-type="string" calcext:value-type="string">
            <text:p>An 7</text:p>
          </table:table-cell>
          <table:table-cell office:value-type="string" calcext:value-type="string">
            <text:p>Exportations</text:p>
          </table:table-cell>
          <table:table-cell office:value-type="string" calcext:value-type="string">
            <text:p>Gén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40160" calcext:value-type="float">
            <text:p>40 160 <text:s text:c="2"/></text:p>
          </table:table-cell>
          <table:table-cell table:number-columns-repeated="1016"/>
        </table:table-row>
        <table:table-row table:style-name="ro2" table:number-rows-repeated="10466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 7'.B1:'An 7'.I197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1" number:grouping="true"/>
      <number:text> €</number:text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1" number:grouping="true"/>
      <number:text>   </number:text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number number:decimal-places="0" number:min-integer-digits="1"/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  </number:text>
    </number:number-style>
    <number:number-style style:name="N139">
      <style:text-properties fo:color="#ff0000"/>
      <number:number number:decimal-places="2" number:min-integer-digits="1" number:grouping="true"/>
      <number:text>   </number:text>
      <style:map style:condition="value()&gt;=0" style:apply-style-name="N139P0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1:50:32.3065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1:40:25.046415000</meta:creation-date>
    <dc:date>2015-02-05T11:56:10.672354000</dc:date>
    <meta:editing-duration>P0D</meta:editing-duration>
    <meta:editing-cycles>2</meta:editing-cycles>
    <meta:generator>LibreOffice/4.2.8.2$MacOSX_x86 LibreOffice_project/48d50dbfc06349262c9d50868e5c1f630a573ebd</meta:generator>
    <meta:document-statistic meta:table-count="1" meta:cell-count="15777" meta:object-count="0"/>
  </office:meta>
</office:document-meta>
</file>